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154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dvent of Code 2021 in Python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3">
          <table:table-cell table:style-name="ce2" office:value-type="string" calcext:value-type="string">
            <text:p>Laufzeiten (i7-940 2,93 GHz, Windows 10 21H1 (64 Bit),16GB RAM, <text:s/>Python 3.9.9 (64 Bit)</text:p>
          </table:table-cell>
          <table:table-cell table:number-columns-repeated="4"/>
        </table:table-row>
        <table:table-row table:style-name="ro4">
          <table:table-cell table:style-name="ce3"/>
          <table:table-cell table:number-columns-repeated="4"/>
        </table:table-row>
        <table:table-row table:style-name="ro5">
          <table:table-cell table:style-name="ce4"/>
          <table:table-cell table:style-name="ce5" office:value-type="string" calcext:value-type="string" table:number-columns-spanned="3" table:number-rows-spanned="1">
            <text:p>in Millisek.</text:p>
          </table:table-cell>
          <table:covered-table-cell table:number-columns-repeated="2" table:style-name="ce4"/>
          <table:table-cell table:style-name="ce4"/>
        </table:table-row>
        <table:table-row table:style-name="ro2"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Part 1</text:p>
          </table:table-cell>
          <table:table-cell table:style-name="ce4" office:value-type="string" calcext:value-type="string">
            <text:p>Part 2</text:p>
          </table:table-cell>
          <table:table-cell table:style-name="ce4" office:value-type="string" calcext:value-type="string">
            <text:p>gesamt</text:p>
          </table:table-cell>
          <table:table-cell table:style-name="ce4" office:value-type="string" calcext:value-type="string">
            <text:p>Sum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.319" calcext:value-type="float">
            <text:p>13,319</text:p>
          </table:table-cell>
          <table:table-cell table:formula="of:=+[.D7]" office:value-type="float" office:value="13.319" calcext:value-type="float">
            <text:p>13,31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.775" calcext:value-type="float">
            <text:p>7,775</text:p>
          </table:table-cell>
          <table:table-cell table:formula="of:=+[.E7]+[.D8]" office:value-type="float" office:value="21.094" calcext:value-type="float">
            <text:p>21,09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.044" calcext:value-type="float">
            <text:p>15,044</text:p>
          </table:table-cell>
          <table:table-cell table:formula="of:=+[.E8]+[.D9]" office:value-type="float" office:value="36.138" calcext:value-type="float">
            <text:p>36,13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4.839" calcext:value-type="float">
            <text:p>64,839</text:p>
          </table:table-cell>
          <table:table-cell table:formula="of:=+[.E9]+[.D10]" office:value-type="float" office:value="100.977" calcext:value-type="float">
            <text:p>100,97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7.77" calcext:value-type="float">
            <text:p>97,77</text:p>
          </table:table-cell>
          <table:table-cell office:value-type="float" office:value="147.646" calcext:value-type="float">
            <text:p>147,646</text:p>
          </table:table-cell>
          <table:table-cell table:formula="of:=SUM([.B11:.C11])" office:value-type="float" office:value="245.416" calcext:value-type="float">
            <text:p>245,416</text:p>
          </table:table-cell>
          <table:table-cell table:formula="of:=+[.E10]+[.D11]" office:value-type="float" office:value="346.393" calcext:value-type="float">
            <text:p>346,39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462" calcext:value-type="float">
            <text:p>0,462</text:p>
          </table:table-cell>
          <table:table-cell office:value-type="float" office:value="0.608" calcext:value-type="float">
            <text:p>0,608</text:p>
          </table:table-cell>
          <table:table-cell table:formula="of:=SUM([.B12:.C12])" office:value-type="float" office:value="1.07" calcext:value-type="float">
            <text:p>1,07</text:p>
          </table:table-cell>
          <table:table-cell table:formula="of:=+[.E11]+[.D12]" office:value-type="float" office:value="347.463" calcext:value-type="float">
            <text:p>347,46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.985" calcext:value-type="float">
            <text:p>1,985</text:p>
          </table:table-cell>
          <table:table-cell table:formula="of:=+[.E12]+[.D13]" office:value-type="float" office:value="349.448" calcext:value-type="float">
            <text:p>349,44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/>
          <table:table-cell table:formula="of:=+[.E13]+[.D14]" office:value-type="float" office:value="349.448" calcext:value-type="float">
            <text:p>349,44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/>
          <table:table-cell table:formula="of:=+[.E14]+[.D15]" office:value-type="float" office:value="349.448" calcext:value-type="float">
            <text:p>349,44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/>
          <table:table-cell table:formula="of:=+[.E15]+[.D16]" office:value-type="float" office:value="349.448" calcext:value-type="float">
            <text:p>349,44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3"/>
          <table:table-cell table:formula="of:=+[.E16]+[.D17]" office:value-type="float" office:value="349.448" calcext:value-type="float">
            <text:p>349,44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"/>
          <table:table-cell table:formula="of:=+[.E17]+[.D18]" office:value-type="float" office:value="349.448" calcext:value-type="float">
            <text:p>349,44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  <table:table-cell table:formula="of:=+[.E18]+[.D19]" office:value-type="float" office:value="349.448" calcext:value-type="float">
            <text:p>349,44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"/>
          <table:table-cell table:formula="of:=+[.E19]+[.D20]" office:value-type="float" office:value="349.448" calcext:value-type="float">
            <text:p>349,44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/>
          <table:table-cell table:formula="of:=+[.E20]+[.D21]" office:value-type="float" office:value="349.448" calcext:value-type="float">
            <text:p>349,44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3"/>
          <table:table-cell table:formula="of:=+[.E21]+[.D22]" office:value-type="float" office:value="349.448" calcext:value-type="float">
            <text:p>349,44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3"/>
          <table:table-cell table:formula="of:=+[.E22]+[.D23]" office:value-type="float" office:value="349.448" calcext:value-type="float">
            <text:p>349,44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3"/>
          <table:table-cell table:formula="of:=+[.E23]+[.D24]" office:value-type="float" office:value="349.448" calcext:value-type="float">
            <text:p>349,44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/>
          <table:table-cell table:formula="of:=+[.E24]+[.D25]" office:value-type="float" office:value="349.448" calcext:value-type="float">
            <text:p>349,44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/>
          <table:table-cell table:formula="of:=+[.E25]+[.D26]" office:value-type="float" office:value="349.448" calcext:value-type="float">
            <text:p>349,44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"/>
          <table:table-cell table:formula="of:=+[.E26]+[.D27]" office:value-type="float" office:value="349.448" calcext:value-type="float">
            <text:p>349,44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"/>
          <table:table-cell table:formula="of:=+[.E27]+[.D28]" office:value-type="float" office:value="349.448" calcext:value-type="float">
            <text:p>349,44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3"/>
          <table:table-cell table:formula="of:=+[.E28]+[.D29]" office:value-type="float" office:value="349.448" calcext:value-type="float">
            <text:p>349,44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3"/>
          <table:table-cell table:formula="of:=+[.E29]+[.D30]" office:value-type="float" office:value="349.448" calcext:value-type="float">
            <text:p>349,44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/>
          <table:table-cell table:formula="of:=+[.E30]+[.D31]" office:value-type="float" office:value="349.448" calcext:value-type="float">
            <text:p>349,4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11:37:52.987000000</meta:creation-date>
    <dc:date>2021-12-07T11:57:28.877000000</dc:date>
    <meta:editing-duration>PT8M55S</meta:editing-duration>
    <meta:editing-cycles>1</meta:editing-cycles>
    <meta:document-statistic meta:table-count="1" meta:cell-count="69" meta:object-count="0"/>
    <meta:generator>LibreOffice/7.1.3.2$Windows_X86_64 LibreOffice_project/47f78053abe362b9384784d31a6e56f8511eb1c1</meta:generator>
  </office:meta>
</office:document-meta>
</file>